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fo:language="fr" fo:country="FR" officeooo:rsid="00062a07" officeooo:paragraph-rsid="0007b36d" style:language-asian="zxx" style:country-asian="none" style:language-complex="zxx" style:country-complex="none"/>
    </style:style>
    <style:style style:name="P2" style:family="paragraph" style:parent-style-name="Standard">
      <style:text-properties fo:language="fr" fo:country="FR" officeooo:rsid="00062a07" officeooo:paragraph-rsid="0007b36d" style:language-asian="zxx" style:country-asian="none" style:language-complex="zxx" style:country-complex="none"/>
    </style:style>
    <style:style style:name="P3" style:family="paragraph" style:parent-style-name="Standard" style:list-style-name="L1">
      <style:text-properties fo:language="fr" fo:country="FR" officeooo:paragraph-rsid="0007b36d" style:language-asian="zxx" style:country-asian="none" style:language-complex="zxx" style:country-complex="none"/>
    </style:style>
    <style:style style:name="P4" style:family="paragraph" style:parent-style-name="Standard">
      <style:text-properties fo:language="fr" fo:country="FR" officeooo:rsid="00056baf" officeooo:paragraph-rsid="0007b36d" style:language-asian="zxx" style:country-asian="none" style:language-complex="zxx" style:country-complex="none"/>
    </style:style>
    <style:style style:name="P5" style:family="paragraph" style:parent-style-name="Standard">
      <style:text-properties fo:language="fr" fo:country="FR" officeooo:rsid="00076ea4" officeooo:paragraph-rsid="0007b36d" style:language-asian="zxx" style:country-asian="none" style:language-complex="zxx" style:country-complex="none"/>
    </style:style>
    <style:style style:name="P6" style:family="paragraph" style:parent-style-name="Text_20_body">
      <style:text-properties officeooo:rsid="00076ea4" officeooo:paragraph-rsid="00076ea4"/>
    </style:style>
    <style:style style:name="P7" style:family="paragraph" style:parent-style-name="Text_20_body" style:list-style-name="L3">
      <style:text-properties officeooo:rsid="00076ea4" officeooo:paragraph-rsid="00076ea4"/>
    </style:style>
    <style:style style:name="P8" style:family="paragraph" style:parent-style-name="Text_20_body" style:list-style-name="L3">
      <style:text-properties officeooo:rsid="0007b36d" officeooo:paragraph-rsid="0007b36d"/>
    </style:style>
    <style:style style:name="P9" style:family="paragraph" style:parent-style-name="Text_20_body" style:list-style-name="L4">
      <style:text-properties officeooo:rsid="0007b36d" officeooo:paragraph-rsid="0007b36d"/>
    </style:style>
    <style:style style:name="P10" style:family="paragraph" style:parent-style-name="Text_20_body">
      <style:text-properties officeooo:rsid="0007b36d" officeooo:paragraph-rsid="0007b36d"/>
    </style:style>
    <style:style style:name="P11" style:family="paragraph" style:parent-style-name="Text_20_body" style:list-style-name="L5">
      <style:text-properties officeooo:rsid="0007b36d" officeooo:paragraph-rsid="0007b36d"/>
    </style:style>
    <style:style style:name="P12" style:family="paragraph" style:parent-style-name="Text_20_body">
      <style:text-properties officeooo:paragraph-rsid="0007b36d"/>
    </style:style>
    <style:style style:name="P13" style:family="paragraph" style:parent-style-name="Text_20_body">
      <style:text-properties officeooo:paragraph-rsid="00097bd9"/>
    </style:style>
    <style:style style:name="P14" style:family="paragraph" style:parent-style-name="Text_20_body">
      <style:text-properties officeooo:rsid="00097bd9" officeooo:paragraph-rsid="00097bd9"/>
    </style:style>
    <style:style style:name="P15" style:family="paragraph" style:parent-style-name="Header">
      <style:text-properties officeooo:rsid="00056baf" officeooo:paragraph-rsid="00056baf"/>
    </style:style>
    <style:style style:name="P16" style:family="paragraph" style:parent-style-name="Heading_20_1">
      <style:paragraph-properties fo:break-before="page"/>
      <style:text-properties officeooo:paragraph-rsid="0007b36d"/>
    </style:style>
    <style:style style:name="P17" style:family="paragraph" style:parent-style-name="Title">
      <style:text-properties officeooo:rsid="00076ea4" officeooo:paragraph-rsid="00076ea4"/>
    </style:style>
    <style:style style:name="T1" style:family="text">
      <style:text-properties officeooo:rsid="00062a07"/>
    </style:style>
    <style:style style:name="T2" style:family="text">
      <style:text-properties officeooo:rsid="00076ea4"/>
    </style:style>
    <style:style style:name="T3" style:family="text">
      <style:text-properties officeooo:rsid="0007b36d"/>
    </style:style>
    <style:style style:name="T4" style:family="text">
      <style:text-properties officeooo:rsid="00097bd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Informations diverses</text:p>
      <text:p text:style-name="P6"/>
      <text:p text:style-name="P6"/>
      <text:h text:style-name="Heading_20_1" text:outline-level="1">Détails de la communication :</text:h>
      <text:p text:style-name="P12"/>
      <text:p text:style-name="P4">Protocole de couche 4 utilisé : TCP</text:p>
      <text:p text:style-name="P4"/>
      <text:p text:style-name="P6">Après le param<text:span text:style-name="T4">é</text:span>trage de la borne un menu s'affiche, demandant ce que veux faire l'utilisateur.</text:p>
      <text:p text:style-name="P6">(la borne contactera tous les serveurs auxquelle elle est connectée)</text:p>
      <text:p text:style-name="P6">Après la saisie d'un nombre correct la borne envoie au serveur un entier.</text:p>
      <text:p text:style-name="P6">Si l'entier vaut 1 :</text:p>
      <text:list xml:id="list2784340305" text:style-name="L3">
        <text:list-item>
          <text:p text:style-name="P7">la borne envoie la catégorie de la voiture au serveur (un char)</text:p>
        </text:list-item>
        <text:list-item>
          <text:p text:style-name="P7">le serveur envoi<text:span text:style-name="T4">e</text:span> son ip <text:span text:style-name="T3">(un char[20])</text:span></text:p>
        </text:list-item>
        <text:list-item>
          <text:p text:style-name="P8">le serveur envoie la durée du forfait pour la catégorie qu'il a recu (un int)</text:p>
        </text:list-item>
        <text:list-item>
          <text:p text:style-name="P8">le serveur envoie le prix de l'heure de stationnement (dans le forfait) (un float)</text:p>
        </text:list-item>
        <text:list-item>
          <text:p text:style-name="P8">le serveur envoie le prix de l'heure de stationnement (hors forfait) (un float)</text:p>
        </text:list-item>
        <text:list-item>
          <text:p text:style-name="P8">la borne fait ses 3 calculs et affiche le résultat</text:p>
        </text:list-item>
      </text:list>
      <text:p text:style-name="P6">Si l'entier vaut 2:</text:p>
      <text:list xml:id="list2249658880" text:style-name="L4">
        <text:list-item>
          <text:p text:style-name="P9">la borne envoie la plaque de la voiture au serveur (un char[20])</text:p>
        </text:list-item>
        <text:list-item>
          <text:p text:style-name="P9">le serveur envoie son ip (un char[20])</text:p>
        </text:list-item>
        <text:list-item>
          <text:p text:style-name="P9">le serveur envoie un entier si il vaut 0 : (sinon la borne affiche un message comme quoi le serveur n'a pas la voiture)</text:p>
          <text:list>
            <text:list-item>
              <text:p text:style-name="P9">le serveur envoie la durée de stationnement actuelle de la voiture (un int)</text:p>
            </text:list-item>
            <text:list-item>
              <text:p text:style-name="P9">le serveur envoie la durée du forfait pour la catégorie de la voiture (un int)</text:p>
            </text:list-item>
            <text:list-item>
              <text:p text:style-name="P9">la borne fait le calcul et affiche le cout a payer pour récupérer la voiture</text:p>
            </text:list-item>
          </text:list>
        </text:list-item>
      </text:list>
      <text:p text:style-name="P6">Si l'entier vaut 9 :</text:p>
      <text:list xml:id="list2612913800" text:style-name="L5">
        <text:list-item>
          <text:p text:style-name="P11">la borne ferme la socket du serveur</text:p>
        </text:list-item>
        <text:list-item>
          <text:p text:style-name="P11">le serveur ferme la socket avec la borne</text:p>
        </text:list-item>
        <text:list-item>
          <text:p text:style-name="P11">le serveur ferme sa propre socket : c'est fini</text:p>
        </text:list-item>
      </text:list>
      <text:p text:style-name="P10"/>
      <text:p text:style-name="P10"/>
      <text:h text:style-name="P16" text:outline-level="1">Paramétrage : <text:s/></text:h>
      <text:p text:style-name="P2"/>
      <text:p text:style-name="P2">Pour faire un nouveau serveur il faut aller éditer le fichier <text:span text:style-name="T2">P</text:span>arking.h.</text:p>
      <text:list xml:id="list408988746" text:style-name="L1">
        <text:list-item>
          <text:p text:style-name="P3"><text:span text:style-name="T1">la configuration du port et de l'ip du serveur se fait avec la structure "config"</text:span></text:p>
        </text:list-item>
        <text:list-item>
          <text:p text:style-name="P1">la configuration du parking se fait avec le champ "donnees", qui est une structure de type Parking</text:p>
        </text:list-item>
        <text:list-item>
          <text:p text:style-name="P1">pour stocker d'autres voitures il faut ajouter des variables de type Voiture <text:span text:style-name="T2">ET aller éditer le fichier Parking.c en ajoutant des lignes à partir de la ligne 34.</text:span></text:p>
        </text:list-item>
      </text:list>
      <text:p text:style-name="P4"/>
      <text:p text:style-name="P5">Pour la borne, la configuration se fait en lançant l’exécutable.</text:p>
      <text:p text:style-name="P5"/>
      <text:h text:style-name="Heading_20_1" text:outline-level="1">Difficultés rencontrées :</text:h>
      <text:p text:style-name="Text_20_body"/>
      <text:p text:style-name="P14">La déficultés principale fut de renouer avec le langage C (qui était partit très loin). </text:p>
      <text:p text:style-name="P14"/>
      <text:p text:style-name="P14">Sinon le projet comporte un bug : la comparaison de entre les plaques de la borne et du serveur est fausse, nous n'avons pas eu le temps de résoudre ce problème.</text:p>
      <text:p text:style-name="P4"/>
      <text:h text:style-name="Heading_20_1" text:outline-level="1">Annexe :</text:h>
      <text:p text:style-name="Text_20_body"/>
      <text:p text:style-name="P13"><text:span text:style-name="T3">Vous pouvez retrouver notre projet sur </text:span><text:a xlink:type="simple" xlink:href="https://github.com/gturyz/ProjetC-M3301" text:style-name="Internet_20_link" text:visited-style-name="Visited_20_Internet_20_Link"><text:span text:style-name="T3">GitHub</text:span></text:a><text:span text:style-name="T3"> </text:span></text:p>
      <text:p text:style-name="P13"><text:span text:style-name="T3">ou avec un git clone : </text:span><text:a xlink:type="simple" xlink:href="https://github.com/gturyz/ProjetC-M3301.git" text:style-name="Internet_20_link" text:visited-style-name="Visited_20_Internet_20_Link"><text:span text:style-name="T3">https://github.com/gturyz/ProjetC-M3301.git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56baf" officeooo:paragraph-rsid="00056ba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Bonhême--Morsent léo, Lange Camill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M52S</meta:editing-duration>
    <meta:editing-cycles>4</meta:editing-cycles>
    <meta:generator>LibreOffice/5.3.6.1$Windows_x86 LibreOffice_project/686f202eff87ef707079aeb7f485847613344eb7</meta:generator>
    <dc:date>2017-12-31T17:08:06.022000000</dc:date>
    <meta:document-statistic meta:table-count="0" meta:image-count="0" meta:object-count="0" meta:page-count="2" meta:paragraph-count="37" meta:word-count="419" meta:character-count="2277" meta:non-whitespace-character-count="1910"/>
    <meta:user-defined meta:name="Info 1"/>
    <meta:user-defined meta:name="Info 2"/>
    <meta:user-defined meta:name="Info 3"/>
    <meta:user-defined meta:name="Info 4"/>
  </office:meta>
</office:document-meta>
</file>